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HttpProviderMarshaler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ttpProviderMarshaler.createRequest( final MessageExchange exchange , final NormalizedMessage inMsg , final SmxHttpExchange httpExchan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faultHttpProviderMarshaler.getLocation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ttpProviderMarshaler.setLocationURIExpression( Expression locationUri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ttpProviderMarshaler.setHeaders( Map &lt; String , String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ttpProviderMarshaler.setContentTypeExpression( Expression contentType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ttpProviderMarshaler.getLocationURI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ttpProviderMarshaler.getContentType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ttpProviderMarshaler.getMethod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ttpProviderMarshaler.getLocationUri( MessageExchange exchange , NormalizedMessage inMs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HttpProviderMarshaler.handleResponse( MessageExchange exchange , SmxHttpExchange httpExchan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DefaultHttpProviderMarshaler.getContentType( MessageExchange exchange , NormalizedMessage inMs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HttpProviderMarshaler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ttpProviderMarshaler.getMethod( MessageExchange exchange , NormalizedMessage inMs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HttpProviderMarshaler.handleException( MessageExchange exchange , SmxHttpExchange httpExchange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ttpProviderMarshaler.setLocationURI( String location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ttpProviderMarshaler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ttpProviderMarshaler.setMethodExpression( Expression method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ttpProviderMarshaler.setMethod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ttpProviderMarshaler.setContentTyp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